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477cm" fo:margin-left="0cm" fo:margin-right="-0.011cm" fo:break-before="page" table:align="margins"/>
    </style:style>
    <style:style style:name="Tableau1.A" style:family="table-column">
      <style:table-column-properties style:column-width="3.602cm" style:rel-column-width="12775*"/>
    </style:style>
    <style:style style:name="Tableau1.B" style:family="table-column">
      <style:table-column-properties style:column-width="0.589cm" style:rel-column-width="2089*"/>
    </style:style>
    <style:style style:name="Tableau1.C" style:family="table-column">
      <style:table-column-properties style:column-width="3.401cm" style:rel-column-width="12062*"/>
    </style:style>
    <style:style style:name="Tableau1.D" style:family="table-column">
      <style:table-column-properties style:column-width="3.318cm" style:rel-column-width="11768*"/>
    </style:style>
    <style:style style:name="Tableau1.E" style:family="table-column">
      <style:table-column-properties style:column-width="2.185cm" style:rel-column-width="7751*"/>
    </style:style>
    <style:style style:name="Tableau1.F" style:family="table-column">
      <style:table-column-properties style:column-width="1.498cm" style:rel-column-width="5311*"/>
    </style:style>
    <style:style style:name="Tableau1.G" style:family="table-column">
      <style:table-column-properties style:column-width="3.884cm" style:rel-column-width="13779*"/>
    </style:style>
    <style:style style:name="Tableau1.A1" style:family="table-cell">
      <style:table-cell-properties fo:padding="0cm" fo:border-left="none" fo:border-right="none" fo:border-top="0.05pt solid #000000" fo:border-bottom="none"/>
    </style:style>
    <style:style style:name="Tableau1.A2" style:family="table-cell">
      <style:table-cell-properties fo:padding="0cm" fo:border="none"/>
    </style:style>
    <style:style style:name="Tableau1.A3" style:family="table-cell">
      <style:table-cell-properties fo:background-color="transparent" fo:padding="0cm" fo:border="none">
        <style:background-image/>
      </style:table-cell-properties>
    </style:style>
    <style:style style:name="Tableau1.6" style:family="table-row">
      <style:table-row-properties style:min-row-height="0.762cm"/>
    </style:style>
    <style:style style:name="Tableau1.C6" style:family="table-cell">
      <style:table-cell-properties fo:padding="0cm" fo:border-left="none" fo:border-right="none" fo:border-top="none" fo:border-bottom="0.05pt solid #808080"/>
    </style:style>
    <style:style style:name="Tableau1.7" style:family="table-row">
      <style:table-row-properties style:min-row-height="1.102cm"/>
    </style:style>
    <style:style style:name="Tableau1.C7" style:family="table-cell">
      <style:table-cell-properties fo:padding="0cm" fo:border-left="none" fo:border-right="none" fo:border-top="none" fo:border-bottom="0.05pt solid #808080"/>
    </style:style>
    <style:style style:name="Tableau1.C8" style:family="table-cell">
      <style:table-cell-properties fo:padding="0cm" fo:border-left="none" fo:border-right="none" fo:border-top="none" fo:border-bottom="0.05pt solid #808080"/>
    </style:style>
    <style:style style:name="Tableau1.A14" style:family="table-cell">
      <style:table-cell-properties fo:padding="0cm" fo:border-left="none" fo:border-right="none" fo:border-top="none" fo:border-bottom="0.05pt solid #000000"/>
    </style:style>
    <style:style style:name="Tableau2" style:family="table">
      <style:table-properties style:width="14.288cm" table:align="margins"/>
    </style:style>
    <style:style style:name="Tableau2.A" style:family="table-column">
      <style:table-column-properties style:column-width="6.9cm" style:rel-column-width="31654*"/>
    </style:style>
    <style:style style:name="Tableau2.B" style:family="table-column">
      <style:table-column-properties style:column-width="7.387cm" style:rel-column-width="33881*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4.288cm" table:align="margins"/>
    </style:style>
    <style:style style:name="Tableau3.A" style:family="table-column">
      <style:table-column-properties style:column-width="9.405cm" style:rel-column-width="43137*"/>
    </style:style>
    <style:style style:name="Tableau3.B" style:family="table-column">
      <style:table-column-properties style:column-width="4.882cm" style:rel-column-width="2239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4.288cm" table:align="margins"/>
    </style:style>
    <style:style style:name="Tableau4.A" style:family="table-column">
      <style:table-column-properties style:column-width="6.696cm" style:rel-column-width="30716*"/>
    </style:style>
    <style:style style:name="Tableau4.B" style:family="table-column">
      <style:table-column-properties style:column-width="7.592cm" style:rel-column-width="34819*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14.288cm" table:align="margins"/>
    </style:style>
    <style:style style:name="Tableau5.A" style:family="table-column">
      <style:table-column-properties style:column-width="4.193cm" style:rel-column-width="2377*"/>
    </style:style>
    <style:style style:name="Tableau5.B" style:family="table-column">
      <style:table-column-properties style:column-width="10.095cm" style:rel-column-width="5723*"/>
    </style:style>
    <style:style style:name="Tableau5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Helvetica LT Std"/>
    </style:style>
    <style:style style:name="P2" style:family="paragraph" style:parent-style-name="Standard">
      <style:text-properties style:font-name="Helvetica LT Std"/>
    </style:style>
    <style:style style:name="P3" style:family="paragraph" style:parent-style-name="Heading">
      <style:text-properties style:font-name="Helvetica LT Std" officeooo:paragraph-rsid="00cb4f38"/>
    </style:style>
    <style:style style:name="P4" style:family="paragraph" style:parent-style-name="Table_20_Contents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fo:font-weight="bold" officeooo:rsid="00cd59b4" officeooo:paragraph-rsid="00cd59b4" style:font-weight-asian="bold" style:font-weight-complex="bold"/>
    </style:style>
    <style:style style:name="P5" style:family="paragraph" style:parent-style-name="Table_20_Contents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fo:font-weight="bold" officeooo:paragraph-rsid="00cd59b4" style:font-weight-asian="bold" style:font-weight-complex="bold"/>
    </style:style>
    <style:style style:name="P6" style:family="paragraph" style:parent-style-name="Table_20_Contents">
      <style:paragraph-properties fo:margin-left="0.125cm" fo:margin-right="0.125cm" fo:margin-top="0cm" fo:margin-bottom="0.127cm" loext:contextual-spacing="false" fo:text-indent="0cm" style:auto-text-indent="false"/>
      <style:text-properties style:font-name="Helvetica LT Std"/>
    </style:style>
    <style:style style:name="P7" style:family="paragraph" style:parent-style-name="Table_20_Contents">
      <style:paragraph-properties fo:margin-left="0.125cm" fo:margin-right="0.125cm" fo:margin-top="0.127cm" fo:margin-bottom="0cm" loext:contextual-spacing="false" fo:text-indent="0cm" style:auto-text-indent="false"/>
      <style:text-properties style:font-name="Helvetica LT Std" fo:font-weight="bold" officeooo:rsid="00cd2b86" officeooo:paragraph-rsid="00cd2b86" style:font-weight-asian="bold" style:font-weight-complex="bold"/>
    </style:style>
    <style:style style:name="P8" style:family="paragraph" style:parent-style-name="Table_20_Contents">
      <style:paragraph-properties fo:margin-left="0.125cm" fo:margin-right="0.125cm" fo:margin-top="0.127cm" fo:margin-bottom="0cm" loext:contextual-spacing="false" fo:text-indent="0cm" style:auto-text-indent="false"/>
      <style:text-properties style:font-name="Helvetica LT Std" fo:font-weight="bold" officeooo:rsid="00cd59b4" officeooo:paragraph-rsid="00cd59b4" style:font-weight-asian="bold" style:font-weight-complex="bold"/>
    </style:style>
    <style:style style:name="P9" style:family="paragraph" style:parent-style-name="Table_20_Contents">
      <style:paragraph-properties fo:margin-left="0.125cm" fo:margin-right="0.125cm" fo:margin-top="0.127cm" fo:margin-bottom="0cm" loext:contextual-spacing="false" fo:text-indent="0cm" style:auto-text-indent="false"/>
      <style:text-properties style:font-name="Helvetica LT Std" officeooo:paragraph-rsid="00cd2b86"/>
    </style:style>
    <style:style style:name="P10" style:family="paragraph" style:parent-style-name="Table_20_Contents">
      <style:text-properties style:font-name="Helvetica LT Std"/>
    </style:style>
    <style:style style:name="P11" style:family="paragraph" style:parent-style-name="Table_20_Contents">
      <style:text-properties style:font-name="Helvetica LT Std" fo:font-weight="bold" officeooo:rsid="00cd59b4" officeooo:paragraph-rsid="00cd59b4" style:font-weight-asian="bold" style:font-weight-complex="bold"/>
    </style:style>
    <style:style style:name="P12" style:family="paragraph" style:parent-style-name="Table_20_Contents">
      <style:text-properties style:font-name="Helvetica LT Std" officeooo:paragraph-rsid="00cd2b86"/>
    </style:style>
    <style:style style:name="P13" style:family="paragraph" style:parent-style-name="Table_20_Contents">
      <style:text-properties style:font-name="Helvetica LT Std" officeooo:paragraph-rsid="00cd59b4"/>
    </style:style>
    <style:style style:name="P14" style:family="paragraph" style:parent-style-name="Table_20_Contents">
      <style:paragraph-properties fo:margin-left="0cm" fo:margin-right="0.127cm" fo:line-height="100%" fo:text-indent="0cm" style:auto-text-indent="false"/>
      <style:text-properties style:font-name="Helvetica LT Std" officeooo:paragraph-rsid="00cdc23b"/>
    </style:style>
    <style:style style:name="P15" style:family="paragraph" style:parent-style-name="Table_20_Contents">
      <style:paragraph-properties fo:margin-left="0cm" fo:margin-right="0.125cm" fo:margin-top="0.127cm" fo:margin-bottom="0cm" loext:contextual-spacing="false" fo:line-height="100%" fo:text-indent="0cm" style:auto-text-indent="false"/>
      <style:text-properties style:font-name="Helvetica LT Std" officeooo:paragraph-rsid="00cdc23b"/>
    </style:style>
    <style:style style:name="P16" style:family="paragraph" style:parent-style-name="Table_20_Contents">
      <style:paragraph-properties fo:margin-left="0cm" fo:margin-right="0.125cm" fo:margin-top="0.127cm" fo:margin-bottom="0.127cm" loext:contextual-spacing="false" fo:text-indent="0cm" style:auto-text-indent="false"/>
      <style:text-properties style:font-name="Helvetica LT Std"/>
    </style:style>
    <style:style style:name="P17" style:family="paragraph" style:parent-style-name="Text_20_body">
      <style:paragraph-properties fo:margin-top="0.109cm" fo:margin-bottom="0.347cm" loext:contextual-spacing="false" fo:line-height="135%" style:shadow="none" style:writing-mode="page"/>
      <style:text-properties officeooo:paragraph-rsid="00cb4f38"/>
    </style:style>
    <style:style style:name="P18" style:family="paragraph" style:parent-style-name="Text_20_body">
      <style:paragraph-properties fo:margin-left="0cm" fo:margin-right="0cm" fo:line-height="135%" fo:text-align="center" style:justify-single-word="false" fo:text-indent="0cm" style:auto-text-indent="false" style:shadow="none" style:writing-mode="page"/>
      <style:text-properties officeooo:paragraph-rsid="00cccae9"/>
    </style:style>
    <style:style style:name="P19" style:family="paragraph" style:parent-style-name="Text_20_body">
      <style:paragraph-properties fo:margin-left="0cm" fo:margin-right="0cm" fo:line-height="135%" fo:text-align="center" style:justify-single-word="false" fo:text-indent="0cm" style:auto-text-indent="false" style:shadow="none" style:writing-mode="page"/>
      <style:text-properties style:font-name="Helvetica LT Std" fo:font-size="10pt" fo:font-weight="normal" officeooo:paragraph-rsid="00cccae9" style:font-size-asian="10pt" style:font-weight-asian="normal" style:font-size-complex="10pt" style:font-weight-complex="normal"/>
    </style:style>
    <style:style style:name="P20" style:family="paragraph" style:parent-style-name="Heading_20_3">
      <style:text-properties style:font-name="Helvetica LT Std"/>
    </style:style>
    <style:style style:name="P21" style:family="paragraph" style:parent-style-name="Heading_20_3">
      <style:text-properties style:font-name="Helvetica LT Std" officeooo:rsid="00cadd16" officeooo:paragraph-rsid="00cadd16"/>
    </style:style>
    <style:style style:name="P22" style:family="paragraph" style:parent-style-name="Heading_20_3">
      <style:text-properties style:font-name="Helvetica LT Std" officeooo:paragraph-rsid="00cd59b4"/>
    </style:style>
    <style:style style:name="P23" style:family="paragraph" style:parent-style-name="Heading_20_4">
      <style:text-properties style:font-name="Helvetica LT Std" officeooo:paragraph-rsid="00cdc23b"/>
    </style:style>
    <style:style style:name="P24" style:family="paragraph" style:parent-style-name="Heading_20_4">
      <style:text-properties style:font-name="Helvetica LT Std" fo:font-size="9pt" fo:font-style="normal" style:text-underline-style="none" fo:font-weight="normal" officeooo:rsid="00cdc23b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5" style:family="paragraph" style:parent-style-name="Heading_20_4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officeooo:paragraph-rsid="00cd59b4"/>
    </style:style>
    <style:style style:name="P26" style:family="paragraph" style:parent-style-name="Heading_20_4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fo:font-weight="bold" officeooo:paragraph-rsid="00cd59b4" style:font-weight-asian="bold" style:font-weight-complex="bold"/>
    </style:style>
    <style:style style:name="P27" style:family="paragraph" style:parent-style-name="Heading_20_4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style:text-underline-style="none" fo:font-weight="normal" officeooo:rsid="00c906e6" officeooo:paragraph-rsid="00cd59b4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8" style:family="paragraph" style:parent-style-name="Heading_20_4">
      <style:paragraph-properties fo:margin-left="0.127cm" fo:margin-right="0.127cm" fo:margin-top="0.131cm" fo:margin-bottom="0.259cm" loext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style:font-name="Helvetica LT Std" fo:font-size="9pt" fo:font-style="normal" style:text-underline-style="none" officeooo:rsid="00cdc23b" officeooo:paragraph-rsid="00cdc23b" style:font-name-asian="Microsoft YaHei" style:font-size-asian="12.75pt" style:font-style-asian="italic" style:font-name-complex="Mangal" style:font-size-complex="12.75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Helvetica LT Std" officeooo:rsid="00c8db1e"/>
    </style:style>
    <style:style style:name="P30" style:family="paragraph" style:parent-style-name="Table_20_Contents">
      <style:text-properties style:font-name="Helvetica LT Std" officeooo:rsid="00cd2b86"/>
    </style:style>
    <style:style style:name="P31" style:family="paragraph" style:parent-style-name="Table_20_Contents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officeooo:rsid="00cd59b4" officeooo:paragraph-rsid="00cd59b4"/>
    </style:style>
    <style:style style:name="P32" style:family="paragraph" style:parent-style-name="Table_20_Contents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officeooo:rsid="00c2d9f5" officeooo:paragraph-rsid="00cd59b4"/>
    </style:style>
    <style:style style:name="P33" style:family="paragraph" style:parent-style-name="Table_20_Contents">
      <style:paragraph-properties fo:margin-left="0.125cm" fo:margin-right="0.125cm" fo:margin-top="0.138cm" fo:margin-bottom="0.138cm" loext:contextual-spacing="false" fo:text-align="center" style:justify-single-word="false" fo:text-indent="0cm" style:auto-text-indent="false"/>
      <style:text-properties style:font-name="Helvetica LT Std" fo:font-weight="normal" officeooo:rsid="00cd59b4" officeooo:paragraph-rsid="00cd59b4" style:font-weight-asian="normal" style:font-weight-complex="normal"/>
    </style:style>
    <style:style style:name="P34" style:family="paragraph" style:parent-style-name="Heading_20_2">
      <style:text-properties style:font-name="Helvetica LT St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906e6" style:font-weight-asian="normal" style:font-weight-complex="normal"/>
    </style:style>
    <style:style style:name="T3" style:family="text">
      <style:text-properties fo:font-weight="normal" officeooo:rsid="00cd59b4" style:font-weight-asian="normal" style:font-weight-complex="normal"/>
    </style:style>
    <style:style style:name="T4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Helvetica LT Std" fo:font-weight="normal" officeooo:rsid="00cccae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96422" style:font-weight-asian="bold" style:font-weight-complex="bold"/>
    </style:style>
    <style:style style:name="T8" style:family="text">
      <style:text-properties fo:font-weight="bold" officeooo:rsid="00c82291" style:font-weight-asian="bold" style:font-weight-complex="bold"/>
    </style:style>
    <style:style style:name="T9" style:family="text">
      <style:text-properties fo:font-weight="bold" officeooo:rsid="00cadd16" style:font-weight-asian="bold" style:font-weight-complex="bold"/>
    </style:style>
    <style:style style:name="T10" style:family="text">
      <style:text-properties fo:font-weight="bold" officeooo:rsid="00cd2b86" style:font-weight-asian="bold" style:font-weight-complex="bold"/>
    </style:style>
    <style:style style:name="T11" style:family="text">
      <style:text-properties fo:font-weight="bold" officeooo:rsid="00cd59b4" style:font-weight-asian="bold" style:font-weight-complex="bold"/>
    </style:style>
    <style:style style:name="T12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3" style:family="text">
      <style:text-properties style:text-underline-style="none" fo:font-weight="normal" officeooo:rsid="00c906e6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4" style:family="text">
      <style:text-properties style:text-underline-style="none" fo:font-weight="normal" officeooo:rsid="00cd59b4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officeooo:rsid="00b96422"/>
    </style:style>
    <style:style style:name="T17" style:family="text">
      <style:text-properties officeooo:rsid="00c906e6"/>
    </style:style>
    <style:style style:name="T18" style:family="text">
      <style:text-properties officeooo:rsid="00cadd16"/>
    </style:style>
    <style:style style:name="T19" style:family="text">
      <style:text-properties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0" style:family="text">
      <style:text-properties fo:font-size="9pt" fo:font-style="normal" style:text-underline-style="none" fo:font-weight="normal" officeooo:rsid="00b1c7f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1" style:family="text">
      <style:text-properties fo:font-size="9pt" fo:font-style="normal" style:text-underline-style="none" fo:font-weight="normal" officeooo:rsid="00cdc23b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2" style:family="text">
      <style:text-properties style:font-name="Helvetica LT Std" fo:font-weight="normal" style:font-weight-asian="normal" style:font-size-complex="10pt" style:font-weight-complex="normal"/>
    </style:style>
    <style:style style:name="T23" style:family="text">
      <style:text-properties style:font-name="Helvetica LT Std" fo:font-size="10pt" fo:font-weight="normal" style:font-size-asian="10pt" style:font-weight-asian="normal" style:font-size-complex="10pt" style:font-weight-complex="normal"/>
    </style:style>
    <style:style style:name="T24" style:family="text">
      <style:text-properties officeooo:rsid="00cccae9"/>
    </style:style>
    <style:style style:name="T25" style:family="text">
      <style:text-properties officeooo:rsid="00cd2b86"/>
    </style:style>
    <style:style style:name="T26" style:family="text">
      <style:text-properties officeooo:rsid="00cd59b4"/>
    </style:style>
    <style:style style:name="T27" style:family="text">
      <style:text-properties officeooo:rsid="00cdc23b"/>
    </style:style>
    <style:style style:name="T28" style:family="text">
      <style:text-properties officeooo:rsid="00cf7ed0"/>
    </style:style>
    <style:style style:name="T29" style:family="text">
      <style:text-properties officeooo:rsid="00d0c5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2" office:value-type="string">
            <text:p text:style-name="P17"><text:span text:style-name="T4">Adres:<text:line-break/>Route des Landes<text:line-break/>03430 Cosne d'Allier<text:line-break/>FRANCJA</text:span><text:span text:style-name="T5">/FRANCE</text:span></text:p>
          </table:table-cell>
          <table:covered-table-cell/>
          <table:table-cell table:style-name="Tableau1.A1" table:number-columns-spanned="3" office:value-type="string">
            <text:p text:style-name="P3">Maxime MÉLOUX</text:p>
          </table:table-cell>
          <table:covered-table-cell/>
          <table:covered-table-cell/>
          <table:table-cell table:style-name="Tableau1.A1" table:number-columns-spanned="2" office:value-type="string">
            <text:p text:style-name="P18"><text:span text:style-name="T22">(+33) </text:span><text:span text:style-name="T23">7 50 35 22 62</text:span></text:p>
            <text:p text:style-name="P19">maxime.meloux@protonmail.com</text:p>
            <text:p text:style-name="P19">Narodowość: Francuska</text:p>
            <text:p text:style-name="P19">Ur. 04.04.1996 r.</text:p>
          </table:table-cell>
          <table:covered-table-cell/>
        </table:table-row>
        <table:table-row>
          <table:table-cell table:style-name="Tableau1.A2" table:number-columns-spanned="7" office:value-type="string">
            <text:p text:style-name="P29">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7" office:value-type="string">
            <text:h text:style-name="P34" text:outline-level="2">+ <text:span text:style-name="T24">DOŚWIADCZENI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h text:style-name="P20" text:outline-level="3"><text:span text:style-name="T24">Czerwiec 2016 ─ Sierpień </text:span>2016<text:line-break/><text:line-break/><text:span text:style-name="T25">Staż (8 tygodnie)</text:span><text:line-break/><text:span text:style-name="T16">+ umowa na czas określony (1 tydzień</text:span>)</text:h>
          </table:table-cell>
          <table:covered-table-cell/>
          <table:table-cell table:style-name="Tableau1.A2" table:number-columns-spanned="5" office:value-type="string">
            <text:p text:style-name="P10">id3 Technologies / Le Fontanil-Cornillon (Grenoble, <text:span text:style-name="T25">FRANCJA</text:span>)</text:p>
            <text:p text:style-name="P10"><text:span text:style-name="T7">Sta</text:span><text:span text:style-name="T10">ż</text:span><text:span text:style-name="T7">/</text:span><text:span text:style-name="T8">CDD</text:span><text:span text:style-name="T6">:</text:span> <text:span text:style-name="T25">P</text:span>ółsamoczynn<text:span text:style-name="T25">e</text:span> <text:span text:style-name="T25">generowanie i filtrowanie bazy danych zawierającej ponad milion obrazów, żeby poprawić system rozpoznawania twarzy.</text:span></text:p>
            <text:p text:style-name="P30">Piszanie programu pozwalającego ręczne filtrowanie pozostałych obrazów.</text:p>
            <text:p text:style-name="P10"><text:span text:style-name="T25">Staż został wydłużony o tydzień jak umowa pracy</text:span>.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h text:style-name="P34" text:outline-level="2">+ <text:span text:style-name="T25">STUDIA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2" table:number-columns-spanned="2" office:value-type="string">
            <text:h text:style-name="P21" text:outline-level="3"><text:span text:style-name="T26">Wrzesień</text:span> 2017 ─ <text:span text:style-name="T26">Obecnie</text:span></text:h>
          </table:table-cell>
          <table:covered-table-cell/>
          <table:table-cell table:style-name="Tableau1.C6" table:number-columns-spanned="5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7"><text:span text:style-name="T26">Studia licencjackie</text:span> polonisty<text:span text:style-name="T26">czne</text:span></text:p>
                </table:table-cell>
                <table:table-cell table:style-name="Tableau2.A1" office:value-type="string">
                  <text:p text:style-name="P9"><text:span text:style-name="T25">Uniwersytet w Lille</text:span> / <text:span text:style-name="T18">Villeneuve d'Ascq </text:span>(<text:span text:style-name="T25">FRANCJA</text:span>)</text:p>
                </table:table-cell>
              </table:table-row>
            </table:table>
            <text:p text:style-name="P16"><text:s/></text:p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2" table:number-columns-spanned="2" office:value-type="string">
            <text:h text:style-name="P20" text:outline-level="3"><text:span text:style-name="T26">Wrzesień</text:span> 2014 ─ <text:span text:style-name="T26">Czewiec </text:span>201<text:span text:style-name="T17">7<text:line-break/></text:span></text:h>
          </table:table-cell>
          <table:covered-table-cell/>
          <table:table-cell table:style-name="Tableau1.C7" table:number-columns-spanned="5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3"><text:span text:style-name="T10">Studia inżynierskie </text:span><text:span text:style-name="T11">informatyczne</text:span><text:span text:style-name="T9"><text:line-break/></text:span><text:span text:style-name="T3">Kierunek: Matematyczne modelowanie, obrazy i simulacji</text:span><text:span text:style-name="T15"><text:line-break/></text:span></text:p>
                </table:table-cell>
                <table:table-cell table:style-name="Tableau3.A1" office:value-type="string">
                  <text:p text:style-name="P12">Ensimag / Grenoble <text:span text:style-name="T25">(FRANCJA)</text:spa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h text:style-name="P22" text:outline-level="3"><text:span text:style-name="T26">Wrzesień</text:span> 2012 ─ <text:span text:style-name="T26">Czewiec</text:span> 2014</text:h>
          </table:table-cell>
          <table:covered-table-cell/>
          <table:table-cell table:style-name="Tableau1.C8" table:number-columns-spanned="5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8">Szkoła pomaturnalna</text:p>
                </table:table-cell>
                <table:table-cell table:style-name="Tableau4.A1" office:value-type="string">
                  <text:p text:style-name="P9">Lycée Blaise Pascal / Clermont-Ferrand (<text:span text:style-name="T25">FRANCJA</text:span>)</text:p>
                </table:table-cell>
              </table:table-row>
            </table:table>
            <text:p text:style-name="P6"><text:span text:style-name="T26">Kierunek: Matematyka, fizyka i informatyka</text:span><text:line-break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h text:style-name="P22" text:outline-level="3">2012<text:line-break/></text:h>
          </table:table-cell>
          <table:covered-table-cell/>
          <table:table-cell table:style-name="Tableau1.A2" table:number-columns-spanned="5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1">Matura</text:p>
                </table:table-cell>
                <table:table-cell table:style-name="Tableau5.A1" office:value-type="string">
                  <text:p text:style-name="P10"><text:span text:style-name="T26">Liceum im.</text:span> St-Jacques de Compostelle / Le Puy-en-Velay (FRANC<text:span text:style-name="T28">JA</text:span>)</text:p>
                </table:table-cell>
              </table:table-row>
            </table:table>
            <text:p text:style-name="P10"><text:span text:style-name="T3">Z profilem matematycznym</text:span><text:span text:style-name="T1"> – </text:span><text:span text:style-name="T3">Z wyróżnieniem </text:span><text:span text:style-name="T2">– </text:span><text:span text:style-name="T3">Matura europejska </text:span><text:span text:style-name="T1">(</text:span><text:span text:style-name="T3">angielska</text:span><text:span text:style-name="T1">)</text:span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h text:style-name="P34" text:outline-level="2">+ <text:span text:style-name="T26">JĘZYKI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Francuski</text:p>
            <text:p text:style-name="P31">Język ojczysty</text:p>
            <text:p text:style-name="P32">C2</text:p>
          </table:table-cell>
          <table:table-cell table:style-name="Tableau1.A2" table:number-columns-spanned="2" office:value-type="string">
            <text:p text:style-name="P4">Polski</text:p>
            <text:h text:style-name="P25" text:outline-level="4">Średniozaawansowan<text:span text:style-name="T26">y</text:span></text:h>
            <text:h text:style-name="P25" text:outline-level="4"><text:span text:style-name="T26">B</text:span>1 <text:span text:style-name="T12">–</text:span> <text:span text:style-name="T26">B</text:span>2</text:h>
          </table:table-cell>
          <table:covered-table-cell/>
          <table:table-cell table:style-name="Tableau1.A2" office:value-type="string">
            <text:p text:style-name="P4">Angielski</text:p>
            <text:p text:style-name="P33">Zaawansowany</text:p>
            <text:p text:style-name="P5"><text:span text:style-name="T3">C</text:span><text:span text:style-name="T1">1 – </text:span><text:span text:style-name="T3">C</text:span><text:span text:style-name="T2">2</text:span></text:p>
          </table:table-cell>
          <table:table-cell table:style-name="Tableau1.A2" table:number-columns-spanned="2" office:value-type="string">
            <text:p text:style-name="P4">Niemiecki</text:p>
            <text:h text:style-name="P26" text:outline-level="4"><text:span text:style-name="T13">Średniozaawansowan</text:span><text:span text:style-name="T14">y</text:span></text:h>
            <text:h text:style-name="P27" text:outline-level="4">B1 – B2</text:h>
          </table:table-cell>
          <table:covered-table-cell/>
          <table:table-cell table:style-name="Tableau1.A2" office:value-type="string">
            <text:p text:style-name="P4">Chiński</text:p>
            <text:h text:style-name="P25" text:outline-level="4">Początkując<text:span text:style-name="T26">y</text:span></text:h>
            <text:h text:style-name="P25" text:outline-level="4">A1.2</text:h>
          </table:table-cell>
        </table:table-row>
        <table:table-row>
          <table:table-cell table:style-name="Tableau1.A2" table:number-columns-spanned="7" office:value-type="string">
            <text:p text:style-name="P15"><text:s/><text:span text:style-name="T27">Angielski certyfikat językowy: TOEIC (z wynikiem 985/990)</text:span></text:p>
            <text:p text:style-name="P14"><text:s/><text:span text:style-name="T27">Brał udział w szkołach letnich języka polskiego w 2017 i 2018 r w Polsce (przez odpowiednio 3 i 4 tygodni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h text:style-name="P34" text:outline-level="2">+ <text:span text:style-name="T27">HOBBY I INNE UMIEJĘTNOŚCI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4" table:number-columns-spanned="7" office:value-type="string">
            <text:h text:style-name="P23" text:outline-level="4"><text:span text:style-name="T21">Częste podróży za granicę </text:span><text:span text:style-name="T19">(</text:span><text:span text:style-name="T20">21</text:span><text:span text:style-name="T19"> </text:span><text:span text:style-name="T21">kraje zwiedzone w Europie</text:span><text:span text:style-name="T19">). </text:span><text:span text:style-name="T21">Interesowanie się wieloma językami obcymi i tłumaczeniem na francuski</text:span></text:h>
            <text:h text:style-name="P28" text:outline-level="4">Różne osobiste projekty programowania</text:h>
            <text:h text:style-name="P24" text:outline-level="4">Doświadczenie z bezpieczeństwem teleinformatycznym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.275cm" fo:margin-bottom="0.203cm" loext:contextual-spacing="false" fo:line-height="100%" fo:text-align="center" style:justify-single-word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.055cm" fo:margin-bottom="0.055cm" loext:contextual-spacing="false" fo:line-height="135%" fo:text-align="center" style:justify-single-word="false" fo:text-indent="0cm" style:auto-text-indent="false" style:shadow="none" style:writing-mode="page"/>
      <style:text-properties style:font-name="Helvetica LT Std" fo:font-family="'Helvetica LT St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31cm" fo:margin-bottom="0.259cm" loext:contextual-spacing="false" fo:line-height="115%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style style:name="MT1" style:family="text">
      <style:text-properties officeooo:rsid="00d0c50c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<text:span text:style-name="MT1">Strona</text:span> <text:page-number text:select-page="current">1</text:page-number><text:s/><text:span text:style-name="MT1">z</text:span>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43M9S</meta:editing-duration>
    <meta:editing-cycles>144</meta:editing-cycles>
    <meta:generator>LibreOffice/6.1.3.2$Windows_X86_64 LibreOffice_project/86daf60bf00efa86ad547e59e09d6bb77c699acb</meta:generator>
    <dc:title>Normal</dc:title>
    <meta:initial-creator>Maxime Méloux</meta:initial-creator>
    <dc:date>2019-03-13T07:21:44.683000000</dc:date>
    <meta:print-date>2016-10-06T23:55:15.445000000</meta:print-date>
    <meta:document-statistic meta:table-count="5" meta:image-count="0" meta:object-count="0" meta:page-count="1" meta:paragraph-count="52" meta:word-count="236" meta:character-count="1728" meta:non-whitespace-character-count="1527"/>
  </office:meta>
</office:document-meta>
</file>